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/>
      <style:text-properties style:font-name="Source Sans Pro" fo:font-size="12pt" fo:font-style="normal" officeooo:rsid="0043549f" officeooo:paragraph-rsid="0061cd47" style:font-size-asian="12pt" style:font-style-asian="normal" style:font-size-complex="12pt" style:font-style-complex="normal"/>
    </style:style>
    <style:style style:name="T1" style:family="text">
      <style:text-properties officeooo:rsid="0061cd47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line-break/>Dear Hiring Team at Thoughtworks, <text:s/><text:line-break/></text:p>
      <text:p text:style-name="P1"><text:line-break/>I am excited to apply for the Principal Data Architect position at Thoughtworks. With over 15 years of experience in data architecture, AI, and large-scale digital systems, I have led data-driven transformations across startups, global enterprises, and multi-million Euro R&amp;D initiatives. My work bridges technical execution with strategic vision, helping organizations design scalable, interoperable, and business-aligned data architectures. <text:s/><text:line-break/><text:line-break/>In my current role as Lead Solution Architect at PUMA, I have driven cross-functional collaboration, led enterprise-wide data initiatives, and optimized <text:span text:style-name="T1">system performance that </text:span>have boosted performance by 20%. I founded and led the "Technical Cats of E-Comm" initiative, fostering technical leadership and innovation across teams. Beyond engineering efficiency, I have worked closely with business stakeholders, ensuring that <text:span text:style-name="T1">technical directions </text:span>align with strategic objectives and drive measurable impact. <text:s/><text:line-break/><text:line-break/>My PhD in Data Architecture and my invention of The Basin Network, a next-generation data architecture, reflect my deep expertise in data interoperability, governance, and scalable AI/ML solutions. I have designed data platforms, and championed data mesh principles to empower decentralized data ownership. </text:p>
      <text:p text:style-name="P1"><text:line-break/>I am particularly drawn to this opportunity because of Thoughtworks' commitment to technical excellence, innovation, and thought leadership. I thrive in advisory roles, engaging with enterprise architects, engineering teams, and business leaders to align data strategy with tangible business outcomes. I am eager to contribute to Thoughtworks’ client engagements, technical mentorship, and industry leadership, while helping organizations transform their data ecosystems for the future. <text:s/><text:line-break/><text:line-break/>I welcome the opportunity to discuss how my expertise in data architecture, AI, and strategic leadership can contribute to Thoughtworks’ success. <text:s/><text:line-break/></text:p>
      <text:p text:style-name="P1"><text:line-break/>Best regards, <text:s/><text:line-break/>Nasr Kasrin, PhD <text:s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098cm" table:align="margins"/>
    </style:style>
    <style:style style:name="Table1.A" style:family="table-column">
      <style:table-column-properties style:column-width="9.049cm" style:rel-column-width="32767*"/>
    </style:style>
    <style:style style:name="Table1.B" style:family="table-column">
      <style:table-column-properties style:column-width="9.049cm" style:rel-column-width="32768*"/>
    </style:style>
    <style:style style:name="Table1.1" style:family="table-row">
      <style:table-row-properties style:min-row-height="1.104cm"/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M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M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M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MT1" style:family="text">
      <style:text-properties officeooo:rsid="004fb8f4"/>
    </style:style>
    <style:style style:name="MT2" style:family="text">
      <style:text-properties officeooo:rsid="00266043"/>
    </style:style>
    <style:style style:name="MT3" style:family="text">
      <style:text-properties officeooo:rsid="0047d5b9"/>
    </style:style>
    <style:style style:name="MT4" style:family="text">
      <style:text-properties style:font-name="Source Sans Pro" fo:font-size="9pt" officeooo:rsid="0020a89c" style:font-size-asian="9pt" style:font-size-complex="9pt"/>
    </style:style>
    <style:style style:name="MT5" style:family="text">
      <style:text-properties style:font-name="Source Sans Pro" fo:font-size="9pt" officeooo:rsid="000c45a7" style:font-size-asian="9pt" style:font-size-complex="9pt"/>
    </style:style>
    <style:style style:name="MT6" style:family="text">
      <style:text-properties style:font-name="Source Sans Pro" fo:font-size="9pt" officeooo:rsid="001b513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298cm" fo:margin-bottom="0.99cm" fo:margin-left="1.517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MP1"><text:span text:style-name="MT1">C</text:span>over Letter</text:p>
              </table:table-cell>
              <table:table-cell table:style-name="Table1.A1" office:value-type="string">
                <text:p text:style-name="MP2">Nasr Kasrin <text:span text:style-name="MT2">(</text:span><text:span text:style-name="MT3">PhD</text:span><text:span text:style-name="MT2">)</text:span></text:p>
                <text:p text:style-name="MP2">Hegelstr. 8, 96052 Bamberg</text:p>
                <text:p text:style-name="MP3"><text:a xlink:type="simple" xlink:href="mailto:n42r.me@gmail.com" text:style-name="Internet_20_link" text:visited-style-name="Visited_20_Internet_20_Link"><text:span text:style-name="MT4">n42r.me</text:span><text:span text:style-name="MT5">@</text:span><text:span text:style-name="MT6">gmail.com</text:span></text:a></text:p>
              </table:table-cell>
            </table:table-row>
          </table:table-header-rows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23:51.292000000</meta:creation-date>
    <dc:date>2025-03-18T20:12:55.232000000</dc:date>
    <meta:editing-duration>PT2H33M5S</meta:editing-duration>
    <meta:editing-cycles>71</meta:editing-cycles>
    <meta:generator>LibreOffice/24.8.5.2$Windows_X86_64 LibreOffice_project/fddf2685c70b461e7832239a0162a77216259f22</meta:generator>
    <meta:print-date>2025-03-18T20:13:05.068000000</meta:print-date>
    <meta:printed-by>PDF files</meta:printed-by>
    <meta:document-statistic meta:table-count="1" meta:image-count="0" meta:object-count="0" meta:page-count="1" meta:paragraph-count="8" meta:word-count="274" meta:character-count="2050" meta:non-whitespace-character-count="1758"/>
  </office:meta>
</office:document-meta>
</file>